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 fo:text-align="center"/>
      <style:text-properties fo:font-weight="bold" style:font-weight-asian="bold" fo:color="#000000" fo:font-size="15.5pt" style:font-size-asian="15.5pt" style:font-size-complex="14pt"/>
    </style:style>
    <style:style style:name="P2" style:parent-style-name="Textbody" style:family="paragraph">
      <style:paragraph-properties fo:margin-bottom="0in"/>
    </style:style>
    <style:style style:name="T3" style:parent-style-name="DefaultParagraphFont" style:family="text">
      <style:text-properties fo:color="#000000" fo:font-size="14pt" style:font-size-asian="14pt"/>
    </style:style>
    <style:style style:name="T4" style:parent-style-name="DefaultParagraphFont" style:family="text">
      <style:text-properties fo:color="#000000"/>
    </style:style>
    <style:style style:name="T5" style:parent-style-name="DefaultParagraphFont" style:family="text">
      <style:text-properties fo:font-weight="bold" style:font-weight-asian="bold" fo:color="#000000" fo:font-size="14pt" style:font-size-asian="14pt"/>
    </style:style>
    <style:style style:name="T6" style:parent-style-name="DefaultParagraphFont" style:family="text">
      <style:text-properties fo:color="#000000"/>
    </style:style>
    <style:style style:name="T7" style:parent-style-name="DefaultParagraphFont" style:family="text">
      <style:text-properties fo:color="#000000" fo:font-size="14pt" style:font-size-asian="14pt"/>
    </style:style>
    <style:style style:name="P8" style:parent-style-name="Textbody" style:family="paragraph">
      <style:paragraph-properties fo:margin-bottom="0in"/>
    </style:style>
    <style:style style:name="T9" style:parent-style-name="DefaultParagraphFont" style:family="text">
      <style:text-properties fo:color="#000000"/>
    </style:style>
    <style:style style:name="T10" style:parent-style-name="DefaultParagraphFont" style:family="text">
      <style:text-properties fo:color="#000000"/>
    </style:style>
    <style:style style:name="T11" style:parent-style-name="DefaultParagraphFont" style:family="text">
      <style:text-properties fo:color="#000000"/>
    </style:style>
    <style:style style:name="T12" style:parent-style-name="DefaultParagraphFont" style:family="text">
      <style:text-properties fo:font-weight="bold" style:font-weight-asian="bold" fo:color="#000000" fo:font-size="14pt" style:font-size-asian="14pt"/>
    </style:style>
    <style:style style:name="T13" style:parent-style-name="DefaultParagraphFont" style:family="text">
      <style:text-properties fo:color="#000000"/>
    </style:style>
    <style:style style:name="T14" style:parent-style-name="DefaultParagraphFont" style:family="text">
      <style:text-properties fo:color="#000000" fo:font-size="14pt" style:font-size-asian="14pt"/>
    </style:style>
    <style:style style:name="P15" style:parent-style-name="Textbody" style:family="paragraph">
      <style:paragraph-properties fo:margin-bottom="0in"/>
      <style:text-properties fo:color="#000000" fo:font-size="14pt" style:font-size-asian="14pt"/>
    </style:style>
    <style:style style:name="P16" style:parent-style-name="Textbody" style:family="paragraph">
      <style:paragraph-properties fo:margin-bottom="0in"/>
      <style:text-properties fo:color="#000000" fo:font-size="14pt" style:font-size-asian="14pt"/>
    </style:style>
    <style:style style:name="P17" style:parent-style-name="Textbody" style:family="paragraph">
      <style:paragraph-properties fo:margin-bottom="0in"/>
      <style:text-properties fo:color="#000000" fo:font-size="14pt" style:font-size-asian="14pt"/>
    </style:style>
    <style:style style:name="P18" style:parent-style-name="Textbody" style:family="paragraph">
      <style:paragraph-properties fo:margin-bottom="0in"/>
      <style:text-properties fo:color="#000000" fo:font-size="14pt" style:font-size-asian="14pt"/>
    </style:style>
    <style:style style:name="P19" style:parent-style-name="Textbody" style:family="paragraph">
      <style:paragraph-properties fo:margin-bottom="0in"/>
      <style:text-properties fo:color="#000000" fo:font-size="14pt" style:font-size-asian="14pt"/>
    </style:style>
    <style:style style:name="P20" style:parent-style-name="Textbody" style:family="paragraph">
      <style:paragraph-properties fo:margin-bottom="0in"/>
      <style:text-properties fo:color="#000000" fo:font-size="14pt" style:font-size-asian="14pt"/>
    </style:style>
    <style:style style:name="P21" style:parent-style-name="Textbody" style:family="paragraph">
      <style:paragraph-properties fo:margin-bottom="0in"/>
      <style:text-properties fo:color="#000000" fo:font-size="14pt" style:font-size-asian="14pt"/>
    </style:style>
  </office:automatic-styles>
  <office:body>
    <office:text text:use-soft-page-breaks="true">
      <text:p text:style-name="P1"><text:bookmark-start text:name="docs-internal-guid-7480637e-dd43-7153-b3"/><text:bookmark-end text:name="docs-internal-guid-7480637e-dd43-7153-b3"/>Technologies dans le stade</text:p>
      <text:p text:style-name="Textbody"/>
      <text:p text:style-name="P2"><text:span text:style-name="T3">-Les 2 vannes :</text:span><text:span text:style-name="T4"><text:s/></text:span><text:span text:style-name="T5">omniflots :</text:span><text:span text:style-name="T6"><text:s/></text:span><text:span text:style-name="T7">cette vanne de 7 mètres de large permet d'alimenter la rivière artificielle.</text:span></text:p>
      <text:p text:style-name="P8"><text:span text:style-name="T9"> </text:span><text:span text:style-name="T10"><text:tab/></text:span><text:span text:style-name="T11"><text:tab/><text:s text:c="3"/>   </text:span><text:span text:style-name="T12">stockVide :</text:span><text:span text:style-name="T13"><text:s/></text:span><text:span text:style-name="T14">cette vanne de 20 mètres de large permet le remplissage rapide de la réserve lorsque la marée est montante.</text:span></text:p>
      <text:p text:style-name="Textbody"/>
      <text:p text:style-name="P15">-Obstacles artificiels : ces obstacles mobiles sont posés manuellement.</text:p>
      <text:p text:style-name="Textbody"/>
      <text:p text:style-name="P16">-Micro ordinateur industriel : Composé d'une carte VME Motorola LX162 et des modules entrées sorties Industry Pack.</text:p>
      <text:p text:style-name="Textbody"/>
      <text:p text:style-name="P17">-Un terminal X : Il est dédié à l'interface Homme/machine, il possède un serveur Xwindow et deux clients locaux (Telnet+ et navigateur web).</text:p>
      <text:p text:style-name="Textbody"/>
      <text:p text:style-name="P18">-La carte LX162<text:s/>: un noyau temps réel NTR++, une agence réseau TCP/IP et un serveur web embarqué.</text:p>
      <text:p text:style-name="Textbody"/>
      <text:p text:style-name="P19">-un capteur radar de mesure de niveau d'eau CS476 : il permet de savoir quel niveau d'eau est présent dans<text:s/>la réserve. Comme les dimensions du bassin sont fixes et connues, nous pouvons déduire grâce à la profondeur de l'eau la quantité présente dans celui-ci.</text:p>
      <text:p text:style-name="Textbody"/>
      <text:p text:style-name="P20">-Une connexion internet : celle-ci permettra de connaitre les coefficients des marées, de récupérer<text:s/>les inscriptions…</text:p>
      <text:p text:style-name="Textbody"/>
      <text:p text:style-name="P21">-un débimètre pour mesurer le débit d’eau dans la rivière artificielle.</text:p>
      <text:p text:style-name="Textbody"><text:line-break/><text:line-break/><text:line-break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hibault Labroue</meta:initial-creator>
    <dc:creator>Thornydre</dc:creator>
    <meta:creation-date>2014-01-29T09:19:00Z</meta:creation-date>
    <dc:date>2014-01-29T10:43:00Z</dc:date>
    <meta:template xlink:href="Normal.dotm" xlink:type="simple"/>
    <meta:editing-cycles>10</meta:editing-cycles>
    <meta:editing-duration>PT3060S</meta:editing-duration>
    <meta:document-statistic meta:page-count="1" meta:paragraph-count="2" meta:word-count="177" meta:character-count="1149" meta:row-count="8" meta:non-whitespace-character-count="974"/>
  </office:meta>
</office:document-meta>
</file>